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1_13-19-39_000.jpg</text:p>
          </table:table-cell>
          <table:table-cell table:style-name="ce20" office:value-type="string">
            <text:p>:m :th / fx / いま、トレンドは上げか下げか；その判定が鍵</text:p>
          </table:table-cell>
          <table:table-cell table:style-name="ce3"/>
          <table:table-cell table:style-name="ce3"/>
          <table:table-cell table:style-name="ce3" office:value-type="string">
            <text:p>N-35-35-28.642272 E-139-34-49.544677</text:p>
          </table:table-cell>
          <table:table-cell table:style-name="ce32" table:formula="of:=IF([.E2]=&quot;&quot;;[.C2];CONCATENATE([.C2];&quot; / &quot;;[.E2]))" office:value-type="string" office:string-value=":m :th / fx / いま、トレンドは上げか下げか；その判定が鍵">
            <text:p>:m :th / fx / いま、トレンドは上げか下げか；その判定が鍵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1_13-19-53_000.jpg</text:p>
          </table:table-cell>
          <table:table-cell table:style-name="ce17" office:value-type="string">
            <text:p>:tome/ (J*) / 曲を見て、曲を作ろう；ナルシズムがなくなるわけではない；ナルシズムがあることを、思い出す</text:p>
          </table:table-cell>
          <table:table-cell table:style-name="ce3"/>
          <table:table-cell table:style-name="ce3"/>
          <table:table-cell table:style-name="ce3" office:value-type="string">
            <text:p>N-35-35-28.62854 E-139-34-49.544677</text:p>
          </table:table-cell>
          <table:table-cell table:style-name="ce32" table:formula="of:=IF([.E3]=&quot;&quot;;[.C3];CONCATENATE([.C3];&quot; / &quot;;[.E3]))" office:value-type="string" office:string-value=":tome/ (J*) / 曲を見て、曲を作ろう；ナルシズムがなくなるわけではない；ナルシズムがあることを、思い出す">
            <text:p>:tome/ (J*) / 曲を見て、曲を作ろう；ナルシズムがなくなるわけではない；ナルシズムがあることを、思い出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1_13-50-51_000.jpg</text:p>
          </table:table-cell>
          <table:table-cell table:style-name="ce20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642272 E-139-34-49.544677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1_16-04-46_000.jpg</text:p>
          </table:table-cell>
          <table:table-cell table:style-name="ce20" office:value-type="string">
            <text:p>:m 食べた物</text:p>
          </table:table-cell>
          <table:table-cell table:style-name="ce23"/>
          <table:table-cell table:style-name="ce3"/>
          <table:table-cell table:style-name="ce3"/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1_18-21-17_000.jpg</text:p>
          </table:table-cell>
          <table:table-cell table:style-name="ce6" office:value-type="string">
            <text:p>:m RES 1*1 / free# JVEMV6 37#23_24 / 37. miscs of miscs / 23. CO2 / CO2-split;methods / ジオリアクター</text:p>
          </table:table-cell>
          <table:table-cell table:style-name="ce23"/>
          <table:table-cell table:style-name="ce3"/>
          <table:table-cell table:style-name="ce3" office:value-type="string">
            <text:p>N-35-35-28.62854 E-139-34-49.489746</text:p>
          </table:table-cell>
          <table:table-cell table:style-name="ce32" table:formula="of:=IF([.E6]=&quot;&quot;;[.C6];CONCATENATE([.C6];&quot; / &quot;;[.E6]))" office:value-type="string" office:string-value=":m RES 1*1 / free# JVEMV6 37#23_24 / 37. miscs of miscs / 23. CO2 / CO2-split;methods / ジオリアクター">
            <text:p>:m RES 1*1 / free# JVEMV6 37#23_24 / 37. miscs of miscs / 23. CO2 / CO2-split;methods / ジオリアクター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1_19-04-18_000.jpg</text:p>
          </table:table-cell>
          <table:table-cell table:style-name="ce6" office:value-type="string">
            <text:p>:m music / log / kb / || s.1:from=0520_1903のメモ,R=2,video=2020-05-21_18-57-42_000.mp4</text:p>
          </table:table-cell>
          <table:table-cell table:style-name="ce14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2" table:formula="of:=IF([.E7]=&quot;&quot;;[.C7];CONCATENATE([.C7];&quot; / &quot;;[.E7]))" office:value-type="string" office:string-value=":m music / log / kb / || s.1:from=0520_1903のメモ,R=2,video=2020-05-21_18-57-42_000.mp4">
            <text:p>:m music / log / kb / || s.1:from=0520_1903のメモ,R=2,video=2020-05-21_18-57-42_000.mp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1_21-18-51_000.jpg</text:p>
          </table:table-cell>
          <table:table-cell table:style-name="ce20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8]=&quot;&quot;;[.C8];CONCATENATE([.C8];&quot; / &quot;;[.E8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1_23-52-44_000.jpg</text:p>
          </table:table-cell>
          <table:table-cell table:style-name="ce6" office:value-type="string">
            <text:p>:PHOTO 記録 / PC画面 / デスクトップPC / 意見、現行；文科省；留学生現金給付；制限；上位３割</text:p>
          </table:table-cell>
          <table:table-cell table:style-name="ce16"/>
          <table:table-cell table:style-name="ce3"/>
          <table:table-cell table:style-name="ce3" office:value-type="string">
            <text:p>N-35-35-28.614807 E-139-34-49.489746</text:p>
          </table:table-cell>
          <table:table-cell table:style-name="ce32" table:formula="of:=IF([.E9]=&quot;&quot;;[.C9];CONCATENATE([.C9];&quot; / &quot;;[.E9]))" office:value-type="string" office:string-value=":PHOTO 記録 / PC画面 / デスクトップPC / 意見、現行；文科省；留学生現金給付；制限；上位３割">
            <text:p>:PHOTO 記録 / PC画面 / デスクトップPC / 意見、現行；文科省；留学生現金給付；制限；上位３割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2_08-34-41_000.jpg</text:p>
          </table:table-cell>
          <table:table-cell table:style-name="ce17" office:value-type="string">
            <text:p>:m :? / FX / 知りたい / 上げ・下げトレンドの両方で見られるパターンは？</text:p>
          </table:table-cell>
          <table:table-cell table:style-name="ce17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32" table:formula="of:=IF([.E10]=&quot;&quot;;[.C10];CONCATENATE([.C10];&quot; / &quot;;[.E10]))" office:value-type="string" office:string-value=":m :? / FX / 知りたい / 上げ・下げトレンドの両方で見られるパターンは？">
            <text:p>:m :? / FX / 知りたい / 上げ・下げトレンドの両方で見られるパターンは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2_08-34-50_000.jpg</text:p>
          </table:table-cell>
          <table:table-cell table:style-name="ce17" office:value-type="string">
            <text:p>:m :i 1*1 / music / kb / 演奏のビデオ；要点を切り取り；つなぎ合わせる</text:p>
          </table:table-cell>
          <table:table-cell table:style-name="ce16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32" table:formula="of:=IF([.E11]=&quot;&quot;;[.C11];CONCATENATE([.C11];&quot; / &quot;;[.E11]))" office:value-type="string" office:string-value=":m :i 1*1 / music / kb / 演奏のビデオ；要点を切り取り；つなぎ合わせる">
            <text:p>:m :i 1*1 / music / kb / 演奏のビデオ；要点を切り取り；つなぎ合わせる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1_12-40-58_000.mp4</text:p>
          </table:table-cell>
          <table:table-cell table:style-name="ce6" office:value-type="string">
            <text:p>:VIDEO / @自宅 / 記録 / 身体の状況 / 前腕の外側、ふわふわした感覚；低血糖；糖尿病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IDEO / @自宅 / 記録 / 身体の状況 / 前腕の外側、ふわふわした感覚；低血糖；糖尿病">
            <text:p>:VIDEO / @自宅 / 記録 / 身体の状況 / 前腕の外側、ふわふわした感覚；低血糖；糖尿病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1_13-21-40_000.mp4</text:p>
          </table:table-cell>
          <table:table-cell table:style-name="ce6" office:value-type="string">
            <text:p>:VIDEO / @自宅 / 記録 / 身体の状況 / 前腕の外側、ふわふわした感覚；低血糖；糖尿病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IDEO / @自宅 / 記録 / 身体の状況 / 前腕の外側、ふわふわした感覚；低血糖；糖尿病">
            <text:p>:VIDEO / @自宅 / 記録 / 身体の状況 / 前腕の外側、ふわふわした感覚；低血糖；糖尿病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1_15-51-20_000.mp4</text:p>
          </table:table-cell>
          <table:table-cell table:style-name="ce6" office:value-type="string">
            <text:p>:VIDEO / @自宅 / 記録 / 身体の状況 / 前腕の外側、ふわふわした感覚；低血糖；糖尿病</text:p>
          </table:table-cell>
          <table:table-cell table:style-name="ce6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IDEO / @自宅 / 記録 / 身体の状況 / 前腕の外側、ふわふわした感覚；低血糖；糖尿病">
            <text:p>:VIDEO / @自宅 / 記録 / 身体の状況 / 前腕の外側、ふわふわした感覚；低血糖；糖尿病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1_18-42-20_000.mp4</text:p>
          </table:table-cell>
          <table:table-cell table:style-name="ce6" office:value-type="string">
            <text:p>:VIDEO / @自宅 / メモ / kb,keyboard / 演奏、play / k-2020-0521-1 / genre=et-N,sc=dorian,k.C,chord=Cm7;Dm7,RH=grip+melody,LH=grip,BH=position-move,video=,note=,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IDEO / @自宅 / メモ / kb,keyboard / 演奏、play / k-2020-0521-1 / genre=et-N,sc=dorian,k.C,chord=Cm7;Dm7,RH=grip+melody,LH=grip,BH=position-move,video=,note=,">
            <text:p>:VIDEO / @自宅 / メモ / kb,keyboard / 演奏、play / k-2020-0521-1 / genre=et-N,sc=dorian,k.C,chord=Cm7;Dm7,RH=grip+melody,LH=grip,BH=position-move,video=,note=,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1_18-57-42_000.mp4</text:p>
          </table:table-cell>
          <table:table-cell table:style-name="ce6" office:value-type="string">
            <text:p>:VIDEO / @自宅 / メモ / kb,keyboard / 演奏、play / k-2020-0521-2 / genre=res,sc=phyrigian,k.C,chord=major-flat-3;minor-5,RH=1-note,LH=grip,BH=,video=vid-5,note=,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IDEO / @自宅 / メモ / kb,keyboard / 演奏、play / k-2020-0521-2 / genre=res,sc=phyrigian,k.C,chord=major-flat-3;minor-5,RH=1-note,LH=grip,BH=,video=vid-5,note=,">
            <text:p>:VIDEO / @自宅 / メモ / kb,keyboard / 演奏、play / k-2020-0521-2 / genre=res,sc=phyrigian,k.C,chord=major-flat-3;minor-5,RH=1-note,LH=grip,BH=,video=vid-5,note=,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2_07-11-25_000.mid</text:p>
          </table:table-cell>
          <table:table-cell table:style-name="ce6" office:value-type="string">
            <text:p>:in-mid / app=perfect-piano / 演奏、play / id-2020-0522-1 / category=melody,inst=piano,source=inhead,k.G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in-mid / app=perfect-piano / 演奏、play / id-2020-0522-1 / category=melody,inst=piano,source=inhead,k.G">
            <text:p>:in-mid / app=perfect-piano / 演奏、play / id-2020-0522-1 / category=melody,inst=piano,source=inhead,k.G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2">2020/05/22</text:date>, <text:time>09:24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2T09:24:13.07</dc:date>
    <dc:creator>iwabuchi ken</dc:creator>
    <meta:editing-duration>P21DT1H19M22S</meta:editing-duration>
    <meta:editing-cycles>8199</meta:editing-cycles>
    <meta:document-statistic meta:table-count="1" meta:cell-count="433" meta:object-count="0"/>
  </office:meta>
</office:document-meta>
</file>